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1.011in"/>
    </style:style>
    <style:style style:name="co18" style:family="table-column">
      <style:table-column-properties fo:break-before="auto" style:column-width="0.7965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0.898in"/>
    </style:style>
    <style:style style:name="co21" style:family="table-column">
      <style:table-column-properties fo:break-before="auto" style:column-width="1.4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533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7" style:family="table-cell" style:parent-style-name="Default" style:data-style-name="N0"/>
    <style:style style:name="ce38" style:family="table-cell" style:parent-style-name="Default" style:data-style-name="N41"/>
    <style:style style:name="ce39" style:family="table-cell" style:parent-style-name="Default" style:data-style-name="N1"/>
    <style:style style:name="ce40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9" calcext:value-type="float">
            <text:p>0.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17" table:default-cell-style-name="Default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ce37" office:value-type="string" calcext:value-type="string">
            <text:p>crop</text:p>
          </table:table-cell>
          <table:table-cell table:style-name="ce37" office:value-type="string" calcext:value-type="string">
            <text:p>stackSize</text:p>
          </table:table-cell>
          <table:table-cell table:style-name="ce37" office:value-type="string" calcext:value-type="string">
            <text:p>growTime</text:p>
          </table:table-cell>
          <table:table-cell table:style-name="ce37"/>
          <table:table-cell table:style-name="ce37" office:value-type="string" calcext:value-type="string">
            <text:p>avgYield</text:p>
          </table:table-cell>
          <table:table-cell table:style-name="ce37" office:value-type="string" calcext:value-type="string">
            <text:p>maxPer8x8</text:p>
          </table:table-cell>
          <table:table-cell table:style-name="ce37" office:value-type="string" calcext:value-type="string">
            <text:p>avgTimePerFullStack</text:p>
          </table:table-cell>
        </table:table-row>
        <table:table-row table:style-name="ro2">
          <table:table-cell table:style-name="ce37" office:value-type="string" calcext:value-type="string">
            <text:p>portobello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time" office:time-value="PT00H02M00S" calcext:value-type="time">
            <text:p>0:02:0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2]/[.E2])*[.B2])/[.F2]" office:value-type="time" office:time-value="PT00H00M15.03262288S" calcext:value-type="time">
            <text:p>0:00:15</text:p>
          </table:table-cell>
        </table:table-row>
        <table:table-row table:style-name="ro2">
          <table:table-cell table:style-name="ce37" office:value-type="string" calcext:value-type="string">
            <text:p>pot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00S" calcext:value-type="time">
            <text:p>0:01:00</text:p>
          </table:table-cell>
          <table:table-cell table:style-name="ce40"/>
          <table:table-cell table:style-name="ce37" table:formula="of:=AVERAGE(2;3;4)" office:value-type="float" office:value="3" calcext:value-type="float">
            <text:p>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3]/[.E3])*[.B3])/[.F3]" office:value-type="time" office:time-value="PT00H00M39.669421488S" calcext:value-type="time">
            <text:p>0:00:39</text:p>
          </table:table-cell>
        </table:table-row>
        <table:table-row table:style-name="ro2">
          <table:table-cell table:style-name="ce37" office:value-type="string" calcext:value-type="string">
            <text:p>carrot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45S" calcext:value-type="time">
            <text:p>0:01:45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4]/[.E4])*[.B4])/[.F4]" office:value-type="time" office:time-value="PT00H01M29.256198347S" calcext:value-type="time">
            <text:p>0:01:29</text:p>
          </table:table-cell>
        </table:table-row>
        <table:table-row table:style-name="ro2">
          <table:table-cell table:style-name="ce37" office:value-type="string" calcext:value-type="string">
            <text:p>wheat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time" office:time-value="PT00H09M30S" calcext:value-type="time">
            <text:p>0:09:3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16" calcext:value-type="float">
            <text:p>16</text:p>
          </table:table-cell>
          <table:table-cell table:style-name="ce40" table:formula="of:=(([.C5]/[.E5])*[.B5])/[.F5]" office:value-type="time" office:time-value="PT00H02M02.142857143S" calcext:value-type="time">
            <text:p>0:02:02</text:p>
          </table:table-cell>
        </table:table-row>
        <table:table-row table:style-name="ro2">
          <table:table-cell table:style-name="ce37" office:value-type="string" calcext:value-type="string">
            <text:p>watermelon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time" office:time-value="PT00H13M40S" calcext:value-type="time">
            <text:p>0:13:40</text:p>
          </table:table-cell>
          <table:table-cell table:style-name="ce40"/>
          <table:table-cell table:style-name="ce37" table:formula="of:=AVERAGE(1;1;1;2;2)" office:value-type="float" office:value="1.4" calcext:value-type="float">
            <text:p>1.4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6]/[.E6])*[.B6])/[.F6]" office:value-type="time" office:time-value="PT00H02M26.428571429S" calcext:value-type="time">
            <text:p>0:02:26</text:p>
          </table:table-cell>
        </table:table-row>
        <table:table-row table:style-name="ro2">
          <table:table-cell table:style-name="ce37" office:value-type="string" calcext:value-type="string">
            <text:p>corn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8M33S" calcext:value-type="time">
            <text:p>0:08:33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7]/[.E7])*[.B7])/[.F7]" office:value-type="time" office:time-value="PT00H04M37.505634861S" calcext:value-type="time">
            <text:p>0:04:37</text:p>
          </table:table-cell>
        </table:table-row>
        <table:table-row table:style-name="ro2">
          <table:table-cell table:style-name="ce37" office:value-type="string" calcext:value-type="string">
            <text:p>cactus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05M20S" calcext:value-type="time">
            <text:p>0:05:2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8]/[.E8])*[.B8])/[.F8]" office:value-type="time" office:time-value="PT00H06M05.714285714S" calcext:value-type="time">
            <text:p>0:06:05</text:p>
          </table:table-cell>
        </table:table-row>
        <table:table-row table:style-name="ro2">
          <table:table-cell table:style-name="ce37" office:value-type="string" calcext:value-type="string">
            <text:p>turnip</text:p>
          </table:table-cell>
          <table:table-cell table:style-name="ce37" office:value-type="float" office:value="4" calcext:value-type="float">
            <text:p>4</text:p>
          </table:table-cell>
          <table:table-cell table:style-name="ce40" office:value-type="time" office:time-value="PT00H06M20S" calcext:value-type="time">
            <text:p>0:06:20</text:p>
          </table:table-cell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9]/[.E9])*[.B9])/[.F9]" office:value-type="time" office:time-value="PT00H06M20S" calcext:value-type="time">
            <text:p>0:06:20</text:p>
          </table:table-cell>
        </table:table-row>
        <table:table-row table:style-name="ro2">
          <table:table-cell table:style-name="ce37" office:value-type="string" calcext:value-type="string">
            <text:p>tom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6M00S" calcext:value-type="time">
            <text:p>0:06:00</text:p>
          </table:table-cell>
          <table:table-cell table:style-name="ce40"/>
          <table:table-cell table:style-name="ce37" table:formula="of:=AVERAGE(2;3;3;4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0]/[.E10])*[.B10])/[.F10]" office:value-type="time" office:time-value="PT00H06M25.714285714S" calcext:value-type="time">
            <text:p>0:06:25</text:p>
          </table:table-cell>
        </table:table-row>
        <table:table-row table:style-name="ro2">
          <table:table-cell table:style-name="ce37" office:value-type="string" calcext:value-type="string">
            <text:p>blueberry</text:p>
          </table:table-cell>
          <table:table-cell table:style-name="ce37" office:value-type="float" office:value="42" calcext:value-type="float">
            <text:p>42</text:p>
          </table:table-cell>
          <table:table-cell table:style-name="ce40" office:value-type="time" office:time-value="PT00H06M02S" calcext:value-type="time">
            <text:p>0:06:02</text:p>
          </table:table-cell>
          <table:table-cell table:style-name="ce40"/>
          <table:table-cell table:style-name="ce37" table:formula="of:=AVERAGE(2;3;3;4;5;6)" office:value-type="float" office:value="3.83333333333333" calcext:value-type="float">
            <text:p>3.8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1]/[.E11])*[.B11])/[.F11]" office:value-type="time" office:time-value="PT00H08M44.464247215S" calcext:value-type="time">
            <text:p>0:08:44</text:p>
          </table:table-cell>
        </table:table-row>
        <table:table-row table:style-name="ro2">
          <table:table-cell table:style-name="ce37" office:value-type="string" calcext:value-type="string">
            <text:p>chili</text:p>
          </table:table-cell>
          <table:table-cell table:style-name="ce37" office:value-type="float" office:value="28" calcext:value-type="float">
            <text:p>28</text:p>
          </table:table-cell>
          <table:table-cell table:style-name="ce40" office:value-type="time" office:time-value="PT00H10M40S" calcext:value-type="time">
            <text:p>0:10:4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2]/[.E12])*[.B12])/[.F12]" office:value-type="time" office:time-value="PT00H12M28.290561114S" calcext:value-type="time">
            <text:p>0:12:28</text:p>
          </table:table-cell>
        </table:table-row>
        <table:table-row table:style-name="ro2">
          <table:table-cell table:style-name="ce37" office:value-type="string" calcext:value-type="string">
            <text:p>cabbage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7M52S" calcext:value-type="time">
            <text:p>0:07:52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3]/[.E13])*[.B13])/[.F13]" office:value-type="time" office:time-value="PT00H12M38.571428571S" calcext:value-type="time">
            <text:p>0:12:38</text:p>
          </table:table-cell>
        </table:table-row>
        <table:table-row table:style-name="ro2">
          <table:table-cell table:style-name="ce37" office:value-type="string" calcext:value-type="string">
            <text:p>onion</text:p>
          </table:table-cell>
          <table:table-cell table:style-name="ce37" office:value-type="float" office:value="45" calcext:value-type="float">
            <text:p>45</text:p>
          </table:table-cell>
          <table:table-cell table:style-name="ce40" office:value-type="time" office:time-value="PT00H12M50S" calcext:value-type="time">
            <text:p>0:12:50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4]/[.E14])*[.B14])/[.F14]" office:value-type="time" office:time-value="PT00H20M49.58677686S" calcext:value-type="time">
            <text:p>0:20:49</text:p>
          </table:table-cell>
        </table:table-row>
        <table:table-row table:style-name="ro2">
          <table:table-cell table:style-name="ce37" office:value-type="string" calcext:value-type="string">
            <text:p>date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time" office:time-value="PT00H21M40S" calcext:value-type="time">
            <text:p>0:21:40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5]/[.E15])*[.B15])/[.F15]" office:value-type="time" office:time-value="PT00H21M40S" calcext:value-type="time">
            <text:p>0:21:40</text:p>
          </table:table-cell>
        </table:table-row>
        <table:table-row table:style-name="ro2">
          <table:table-cell table:style-name="ce37" office:value-type="string" calcext:value-type="string">
            <text:p>apple</text:p>
          </table:table-cell>
          <table:table-cell table:style-name="ce37" office:value-type="float" office:value="24" calcext:value-type="float">
            <text:p>24</text:p>
          </table:table-cell>
          <table:table-cell table:style-name="ce40" office:value-type="time" office:time-value="PT00H20M00S" calcext:value-type="time">
            <text:p>0:20:00</text:p>
          </table:table-cell>
          <table:table-cell table:style-name="ce40"/>
          <table:table-cell table:style-name="ce37" table:formula="of:=AVERAGE(10;11;12;13;14;15;16;17;18)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6]/[.E16])*[.B16])/[.F16]" office:value-type="time" office:time-value="PT00H34M17.142857143S" calcext:value-type="time">
            <text:p>0:34:17</text:p>
          </table:table-cell>
        </table:table-row>
        <table:table-row table:style-name="ro2">
          <table:table-cell table:style-name="ce37" office:value-type="string" calcext:value-type="string">
            <text:p>peach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27M05S" calcext:value-type="time">
            <text:p>0:27:05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7]/[.E17])*[.B17])/[.F17]" office:value-type="time" office:time-value="PT00H48M08.888888889S" calcext:value-type="time">
            <text:p>0:48:08</text:p>
          </table:table-cell>
        </table:table-row>
        <table:table-row table:style-name="ro2">
          <table:table-cell table:style-name="ce37" office:value-type="string" calcext:value-type="string">
            <text:p>mango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time" office:time-value="PT00H33M20S" calcext:value-type="time">
            <text:p>0:33:20</text:p>
          </table:table-cell>
          <table:table-cell table:style-name="ce40"/>
          <table:table-cell table:style-name="ce37" table:formula="of:=AVERAGE(11;12;13;14;15;16)" office:value-type="float" office:value="13.5" calcext:value-type="float">
            <text:p>13.5</text:p>
          </table:table-cell>
          <table:table-cell table:style-name="ce37" office:value-type="float" office:value="0.25" calcext:value-type="float">
            <text:p>0.25</text:p>
          </table:table-cell>
          <table:table-cell table:style-name="ce40" table:formula="of:=(([.C18]/[.E18])*[.B18])/[.F18]" office:value-type="time" office:time-value="PT01H38M45.925925926S" calcext:value-type="time">
            <text:p>1:38:45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rop &amp; stag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ool Yield</text:p>
          </table:table-cell>
          <table:table-cell office:value-type="string" calcext:value-type="string">
            <text:p>Harvest Count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Harvest Per Plant</text:p>
          </table:table-cell>
        </table:table-row>
        <table:table-row table:style-name="ro2">
          <table:table-cell/>
          <table:table-cell table:style-name="ce38"/>
          <table:table-cell table:number-columns-repeated="5"/>
        </table:table-row>
        <table:table-row table:style-name="ro2">
          <table:table-cell office:value-type="string" calcext:value-type="string">
            <text:p>Potato 2</text:p>
          </table:table-cell>
          <table:table-cell table:formula="of:=60*2" office:value-type="float" office:value="120" calcext:value-type="float">
            <text:p>120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3; 4; 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 3</text:p>
          </table:table-cell>
          <table:table-cell office:value-type="float" office:value="180" calcext:value-type="float">
            <text:p>180</text:p>
          </table:table-cell>
          <table:table-cell table:formula="of:=AVERAGE(1; 2; 2)" office:value-type="float" office:value="1.66666666666667" calcext:value-type="float">
            <text:p>1.66666666666667</text:p>
          </table:table-cell>
          <table:table-cell table:formula="of:=AVERAGE(2; 3; 3)" office:value-type="float" office:value="2.66666666666667" calcext:value-type="float">
            <text:p>2.6666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arrot 2</text:p>
          </table:table-cell>
          <table:table-cell table:formula="of:=70 * 2" office:value-type="float" office:value="140" calcext:value-type="float">
            <text:p>140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AVERAGE(3; 3; 4)" office:value-type="float" office:value="3.33333333333333" calcext:value-type="float">
            <text:p>3.33333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rot 3</text:p>
          </table:table-cell>
          <table:table-cell table:formula="of:=70 * 2 + 15*7" office:value-type="float" office:value="245" calcext:value-type="float">
            <text:p>245</text:p>
          </table:table-cell>
          <table:table-cell table:formula="of:=AVERAGE(0; 1; 2)" office:value-type="float" office:value="1" calcext:value-type="float">
            <text:p>1</text:p>
          </table:table-cell>
          <table:table-cell table:formula="of:=AVERAGE(1; 2; 3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Onion 2</text:p>
          </table:table-cell>
          <table:table-cell table:formula="of:=25*10 +25*13" office:value-type="float" office:value="575" calcext:value-type="float">
            <text:p>575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2; 3; 4; 3; 4; 5)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ion 3</text:p>
          </table:table-cell>
          <table:table-cell table:formula="of:=10 * 25 + 13 * 25 + 13 * 15" office:value-type="float" office:value="770" calcext:value-type="float">
            <text:p>770</text:p>
          </table:table-cell>
          <table:table-cell table:formula="of:=AVERAGE(3; 4; 4; 5)" office:value-type="float" office:value="4" calcext:value-type="float">
            <text:p>4</text:p>
          </table:table-cell>
          <table:table-cell table:formula="of:=AVERAGE(3; 4; 4; 5; 4; 5; 5; 6)" office:value-type="float" office:value="4.5" calcext:value-type="float">
            <text:p>4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rn 3</text:p>
          </table:table-cell>
          <table:table-cell table:formula="of:=9 * 5 + 10*12 + 10*15" office:value-type="float" office:value="315" calcext:value-type="float">
            <text:p>315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33] + AVERAGE(0; 1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4</text:p>
          </table:table-cell>
          <table:table-cell table:formula="of:=[.B33] + 10 * 18" office:value-type="float" office:value="495" calcext:value-type="float">
            <text:p>495</text:p>
          </table:table-cell>
          <table:table-cell table:formula="of:=AVERAGE(3; 4; 4)" office:value-type="float" office:value="3.66666666666667" calcext:value-type="float">
            <text:p>3.66666666666667</text:p>
          </table:table-cell>
          <table:table-cell table:formula="of:=[.C34] + AVERAGE(0; 1)" office:value-type="float" office:value="4.16666666666667" calcext:value-type="float">
            <text:p>4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omato 4</text:p>
          </table:table-cell>
          <table:table-cell table:formula="of:=6*60" office:value-type="float" office:value="360" calcext:value-type="float">
            <text:p>360</text:p>
          </table:table-cell>
          <table:table-cell table:formula="of:=AVERAGE(2; 3; 3; 4; 4; 4; 5; 5)" office:value-type="float" office:value="3.75" calcext:value-type="float">
            <text:p>3.75</text:p>
          </table:table-cell>
          <table:table-cell table:formula="of:=[.C36] + AVERAGE(0; 1; 1; 2)" office:value-type="float" office:value="4.75" calcext:value-type="float">
            <text:p>4.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abbage 3</text:p>
          </table:table-cell>
          <table:table-cell table:formula="of:=6 * 12 + 7 * 20 + 8 * 20" office:value-type="float" office:value="372" calcext:value-type="float">
            <text:p>372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[.C38] + 1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bage 4</text:p>
          </table:table-cell>
          <table:table-cell table:formula="of:=[.B38] + 5 * 20" office:value-type="float" office:value="472" calcext:value-type="float">
            <text:p>472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[.C39] + 1" office:value-type="float" office:value="3.33333333333333" calcext:value-type="float">
            <text:p>3.33333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Blueberry 4</text:p>
          </table:table-cell>
          <table:table-cell table:formula="of:=9 * 8 + 90 +100 +100" office:value-type="float" office:value="362" calcext:value-type="float">
            <text:p>362</text:p>
          </table:table-cell>
          <table:table-cell table:formula="of:=AVERAGE(2; 2; 3; 3; 3; 4; 4; 5; 6)" office:value-type="float" office:value="3.55555555555556" calcext:value-type="float">
            <text:p>3.55555555555556</text:p>
          </table:table-cell>
          <table:table-cell table:formula="of:=[.C41] + AVERAGE(0; 1; 1; 2)" office:value-type="float" office:value="4.55555555555556" calcext:value-type="float">
            <text:p>4.55555555555556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urnip 4</text:p>
          </table:table-cell>
          <table:table-cell table:formula="of:=6*60 + 20" office:value-type="float" office:value="380" calcext:value-type="float">
            <text:p>380</text:p>
          </table:table-cell>
          <table:table-cell table:formula="of:=1" office:value-type="float" office:value="1" calcext:value-type="float">
            <text:p>1</text:p>
          </table:table-cell>
          <table:table-cell table:formula="of:=1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hili 3</text:p>
          </table:table-cell>
          <table:table-cell table:formula="of:= 10*15+10*15+9*20" office:value-type="float" office:value="480" calcext:value-type="float">
            <text:p>480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45] + 1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i 4</text:p>
          </table:table-cell>
          <table:table-cell table:formula="of:=[.B45]+8*20" office:value-type="float" office:value="640" calcext:value-type="float">
            <text:p>640</text:p>
          </table:table-cell>
          <table:table-cell table:formula="of:=AVERAGE(2;2;3;3;4;5)" office:value-type="float" office:value="3.16666666666667" calcext:value-type="float">
            <text:p>3.16666666666667</text:p>
          </table:table-cell>
          <table:table-cell table:formula="of:=[.C46] + 1" office:value-type="float" office:value="4.16666666666667" calcext:value-type="float">
            <text:p>4.166666666666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Wheat 4</text:p>
          </table:table-cell>
          <table:table-cell table:formula="of:=70+70+8*15+10*15" office:value-type="float" office:value="410" calcext:value-type="float">
            <text:p>410</text:p>
          </table:table-cell>
          <table:table-cell table:formula="of:=AVERAGE(2; 2; 2; 3)" office:value-type="float" office:value="2.25" calcext:value-type="float">
            <text:p>2.25</text:p>
          </table:table-cell>
          <table:table-cell table:formula="of:=[.C48] + AVERAGE(1; 1; 1; 2)" office:value-type="float" office:value="3.5" calcext:value-type="float">
            <text:p>3.5</text:p>
          </table:table-cell>
          <table:table-cell table:formula="of:= 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 5</text:p>
          </table:table-cell>
          <table:table-cell table:formula="of:=[.B48]+8*20" office:value-type="float" office:value="570" calcext:value-type="float">
            <text:p>570</text:p>
          </table:table-cell>
          <table:table-cell table:formula="of:=AVERAGE(3; 3; 4; 4; 5)" office:value-type="float" office:value="3.8" calcext:value-type="float">
            <text:p>3.8</text:p>
          </table:table-cell>
          <table:table-cell table:formula="of:=[.C49]+AVERAGE(1; 1; 1; 2)" office:value-type="float" office:value="5.05" calcext:value-type="float">
            <text:p>5.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ortobello 3</text:p>
          </table:table-cell>
          <table:table-cell table:formula="of:= 8*10 + 8 * 10 + 8 * 10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actus 7</text:p>
          </table:table-cell>
          <table:table-cell table:formula="of:=600 + 20 - 30 * 10" office:value-type="float" office:value="320" calcext:value-type="float">
            <text:p>320</text:p>
          </table:table-cell>
          <table:table-cell table:formula="of:=AVERAGE(2;3 ; 4; 5)" office:value-type="float" office:value="3.5" calcext:value-type="float">
            <text:p>3.5</text:p>
          </table:table-cell>
          <table:table-cell table:formula="of:= [.C53] + AVERAGE(1;1;1;2)" office:value-type="float" office:value="4.75" calcext:value-type="float">
            <text:p>4.75</text:p>
          </table:table-cell>
          <table:table-cell table:formula="of:=15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Watermelon 5</text:p>
          </table:table-cell>
          <table:table-cell table:formula="of:=13 * 60 + 40" office:value-type="float" office:value="820" calcext:value-type="float">
            <text:p>820</text:p>
          </table:table-cell>
          <table:table-cell table:formula="of:=AVERAGE(1; 1; 1; 2; 2)" office:value-type="float" office:value="1.4" calcext:value-type="float">
            <text:p>1.4</text:p>
          </table:table-cell>
          <table:table-cell table:formula="of:=[.C55] + AVERAGE(0; 0; 1)" office:value-type="float" office:value="1.73333333333333" calcext:value-type="float">
            <text:p>1.733333333333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pple 1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8;9; 10; 11; 12; 13; 14)" office:value-type="float" office:value="11" calcext:value-type="float">
            <text:p>11</text:p>
          </table:table-cell>
          <table:table-cell table:formula="of:=[.C57] + AVERAGE(1; 2; 3)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/>
        </table:table-row>
        <table:table-row table:style-name="ro2">
          <table:table-cell office:value-type="string" calcext:value-type="string">
            <text:p>Apple 2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10;11; 12 ;13 ;14 ;15 ;16 ;17 ;18)" office:value-type="float" office:value="14" calcext:value-type="float">
            <text:p>14</text:p>
          </table:table-cell>
          <table:table-cell table:formula="of:=[.C58] + AVERAGE(1; 2; 3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ango 11</text:p>
          </table:table-cell>
          <table:table-cell table:formula="of:=33*60+20" office:value-type="float" office:value="2000" calcext:value-type="float">
            <text:p>2000</text:p>
          </table:table-cell>
          <table:table-cell table:formula="of:=AVERAGE(11 ;12 ;13 ;14 ;15 ;16)" office:value-type="float" office:value="13.5" calcext:value-type="float">
            <text:p>13.5</text:p>
          </table:table-cell>
          <table:table-cell table:formula="of:=[.C60] + AVERAGE(1; 2; 3)" office:value-type="float" office:value="15.5" calcext:value-type="float">
            <text:p>15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 2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each 10</text:p>
          </table:table-cell>
          <table:table-cell table:formula="of:=27*60+5" office:value-type="float" office:value="1625" calcext:value-type="float">
            <text:p>1625</text:p>
          </table:table-cell>
          <table:table-cell table:formula="of:=AVERAGE(6 ;7 ;8 ;9 ;10 ;11 ;12)" office:value-type="float" office:value="9" calcext:value-type="float">
            <text:p>9</text:p>
          </table:table-cell>
          <table:table-cell table:formula="of:=[.C62] + 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ate 10</text:p>
          </table:table-cell>
          <table:table-cell table:formula="of:=60 * 5 + 50 * 10 + 50 * 10" office:value-type="float" office:value="1300" calcext:value-type="float">
            <text:p>1300</text:p>
          </table:table-cell>
          <table:table-cell table:formula="of:=AVERAGE(6; 7 ;8 ;9 ;10 ;11 ;12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/>
        </table:table-row>
        <table:table-row table:style-name="ro2" table:number-rows-repeated="104851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9:45:24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3T21:41:52.551000000</dc:date>
    <meta:editing-duration>PT23H20M39S</meta:editing-duration>
    <meta:editing-cycles>94</meta:editing-cycles>
    <meta:generator>LibreOffice/6.3.6.2$Windows_X86_64 LibreOffice_project/2196df99b074d8a661f4036fca8fa0cbfa33a497</meta:generator>
    <meta:document-statistic meta:table-count="2" meta:cell-count="1592" meta:object-count="0"/>
  </office:meta>
</office:document-meta>
</file>